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02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Beginner</text:span></text:p>
      <text:p text:style-name="P4"/>
      <text:p text:style-name="P5"><text:span text:style-name="T5_1">Quiz</text:span><text:span text:style-name="T5_2"><text:s/>6:</text:span><text:span text:style-name="T5_3">Block</text:span><text:span text:style-name="T5_4"><text:s/></text:span><text:span text:style-name="T5_5">Programming</text:span><text:span text:style-name="T5_6"><text:s/>(</text:span><text:span text:style-name="T5_7">Part</text:span><text:span text:style-name="T5_8"><text:s/></text:span><text:span text:style-name="T5_9">I</text:span><text:span text:style-name="T5_10">)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ix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Beginner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hich</text:span><text:span text:style-name="T15_2"><text:s/></text:span><text:span text:style-name="T15_3">of</text:span><text:span text:style-name="T15_4"><text:s/></text:span><text:span text:style-name="T15_5">the</text:span><text:span text:style-name="T15_6"><text:s/></text:span><text:span text:style-name="T15_7">following</text:span><text:span text:style-name="T15_8"><text:s/></text:span><text:span text:style-name="T15_9">blocks</text:span><text:span text:style-name="T15_10"><text:s/></text:span><text:span text:style-name="T15_11">is</text:span><text:span text:style-name="T15_12"><text:s/></text:span><text:span text:style-name="T15_13">used</text:span><text:span text:style-name="T15_14"><text:s/></text:span><text:span text:style-name="T15_15">to</text:span><text:span text:style-name="T15_16"><text:s/></text:span><text:span text:style-name="T15_17">send</text:span><text:span text:style-name="T15_18"><text:s/></text:span><text:span text:style-name="T15_19">a</text:span><text:span text:style-name="T15_20"><text:s/></text:span><text:span text:style-name="T15_21">broadcast</text:span><text:span text:style-name="T15_22"><text:s/></text:span><text:span text:style-name="T15_23">message</text:span><text:span text:style-name="T15_24"><text:s/>“</text:span><text:span text:style-name="T15_25">Hello</text:span><text:span text:style-name="T15_26">”<text:s/></text:span><text:span text:style-name="T15_27">and</text:span><text:span text:style-name="T15_28"><text:s/></text:span><text:span text:style-name="T15_29">continue</text:span><text:span text:style-name="T15_30"><text:s/></text:span><text:span text:style-name="T15_31">only</text:span><text:span text:style-name="T15_32"><text:s/></text:span><text:span text:style-name="T15_33">after</text:span><text:span text:style-name="T15_34"><text:s/></text:span><text:span text:style-name="T15_35">all</text:span><text:span text:style-name="T15_36"><text:s/></text:span><text:span text:style-name="T15_37">receiver</text:span><text:span text:style-name="T15_38"><text:s/></text:span><text:span text:style-name="T15_39">scripts</text:span><text:span text:style-name="T15_40"><text:s/></text:span><text:span text:style-name="T15_41">have</text:span><text:span text:style-name="T15_42"><text:s/></text:span><text:span text:style-name="T15_43">completed</text:span><text:span text:style-name="T15_44"><text:s/></text:span><text:span text:style-name="T15_45">execution</text:span><text:span text:style-name="T15_46">.<text:s/></text:span></text:p>
            <text:p text:style-name="P16"/>
            <text:p text:style-name="P17"><text:span text:style-name="T17_1">A</text:span><text:span text:style-name="T17_2"><text:s/></text:span><text:span text:style-name="T17_3">receiver</text:span><text:span text:style-name="T17_4"><text:s/></text:span><text:span text:style-name="T17_5">Script</text:span><text:span text:style-name="T17_6"><text:s/></text:span><text:span text:style-name="T17_7">is</text:span><text:span text:style-name="T17_8"><text:s/></text:span><text:span text:style-name="T17_9">a</text:span><text:span text:style-name="T17_10"><text:s/></text:span><text:span text:style-name="T17_11">Script</text:span><text:span text:style-name="T17_12"><text:s/></text:span><text:span text:style-name="T17_13">that</text:span><text:span text:style-name="T17_14"><text:s/></text:span><text:span text:style-name="T17_15">listens</text:span><text:span text:style-name="T17_16"><text:s/></text:span><text:span text:style-name="T17_17">to</text:span><text:span text:style-name="T17_18"><text:s/></text:span><text:span text:style-name="T17_19">the</text:span><text:span text:style-name="T17_20"><text:s/></text:span><text:span text:style-name="T17_21">broadcast</text:span><text:span text:style-name="T17_22"><text:s/></text:span><text:span text:style-name="T17_23">message</text:span><text:span text:style-name="T17_24"><text:s/></text:span><text:span text:style-name="T17_25">using</text:span><text:span text:style-name="T17_26"><text:s/></text:span><text:span text:style-name="T17_27">the</text:span><text:span text:style-name="T17_28"><text:s/></text:span><text:span text:style-name="T17_29">When</text:span><text:span text:style-name="T17_30"><text:s/></text:span><text:span text:style-name="T17_31">I</text:span><text:span text:style-name="T17_32"><text:s/></text:span><text:span text:style-name="T17_33">receive</text:span><text:span text:style-name="T17_34"><text:s/>“</text:span><text:span text:style-name="T17_35">Hello</text:span><text:span text:style-name="T17_36">”<text:s/></text:span><text:span text:style-name="T17_37">block</text:span><text:span text:style-name="T17_38">.</text:span></text:p>
            <text:p text:style-name="P18"/>
            <text:list text:style-name="LS1" xml:id="list0">
              <text:list-item>
                <text:p text:style-name="P19"><text:span text:style-name="T19_1">broadcast</text:span><text:span text:style-name="T19_2"><text:s/>“</text:span><text:span text:style-name="T19_3">Hello</text:span><text:span text:style-name="T19_4">”</text:span></text:p>
              </text:list-item>
              <text:list-item>
                <text:p text:style-name="P20"><text:span text:style-name="T20_1">broadcast</text:span><text:span text:style-name="T20_2"><text:s/>“</text:span><text:span text:style-name="T20_3">Hello</text:span><text:span text:style-name="T20_4">”<text:s/></text:span><text:span text:style-name="T20_5">and</text:span><text:span text:style-name="T20_6"><text:s/></text:span><text:span text:style-name="T20_7">wait</text:span></text:p>
              </text:list-item>
            </text:list>
            <text:p text:style-name="P21"/>
            <text:p text:style-name="P22"><text:span text:style-name="T22_1">Write</text:span><text:span text:style-name="T22_2"><text:s/>1<text:s/></text:span><text:span text:style-name="T22_3">in</text:span><text:span text:style-name="T22_4"><text:s/></text:span><text:span text:style-name="T22_5">the</text:span><text:span text:style-name="T22_6"><text:s/></text:span><text:span text:style-name="T22_7">answer</text:span><text:span text:style-name="T22_8"><text:s/></text:span><text:span text:style-name="T22_9">box</text:span><text:span text:style-name="T22_10"><text:s/></text:span><text:span text:style-name="T22_11">below</text:span><text:span text:style-name="T22_12"><text:s/></text:span><text:span text:style-name="T22_13">if</text:span><text:span text:style-name="T22_14"><text:s/></text:span><text:span text:style-name="T22_15">you</text:span><text:span text:style-name="T22_16"><text:s/></text:span><text:span text:style-name="T22_17">think</text:span><text:span text:style-name="T22_18"><text:s/></text:span><text:span text:style-name="T22_19">Option</text:span><text:span text:style-name="T22_20"><text:s/>1<text:s/></text:span><text:span text:style-name="T22_21">is</text:span><text:span text:style-name="T22_22"><text:s/></text:span><text:span text:style-name="T22_23">the</text:span><text:span text:style-name="T22_24"><text:s/></text:span><text:span text:style-name="T22_25">correct</text:span><text:span text:style-name="T22_26"><text:s/></text:span><text:span text:style-name="T22_27">answer</text:span></text:p>
            <text:p text:style-name="P23"><text:span text:style-name="T23_1">Write</text:span><text:span text:style-name="T23_2"><text:s/>2<text:s/></text:span><text:span text:style-name="T23_3">in</text:span><text:span text:style-name="T23_4"><text:s/></text:span><text:span text:style-name="T23_5">the</text:span><text:span text:style-name="T23_6"><text:s/></text:span><text:span text:style-name="T23_7">answer</text:span><text:span text:style-name="T23_8"><text:s/></text:span><text:span text:style-name="T23_9">box</text:span><text:span text:style-name="T23_10"><text:s/></text:span><text:span text:style-name="T23_11">below</text:span><text:span text:style-name="T23_12"><text:s/></text:span><text:span text:style-name="T23_13">if</text:span><text:span text:style-name="T23_14"><text:s/></text:span><text:span text:style-name="T23_15">you</text:span><text:span text:style-name="T23_16"><text:s/></text:span><text:span text:style-name="T23_17">think</text:span><text:span text:style-name="T23_18"><text:s/></text:span><text:span text:style-name="T23_19">Option</text:span><text:span text:style-name="T23_20"><text:s/>2<text:s/></text:span><text:span text:style-name="T23_21">is</text:span><text:span text:style-name="T23_22"><text:s/></text:span><text:span text:style-name="T23_23">the</text:span><text:span text:style-name="T23_24"><text:s/></text:span><text:span text:style-name="T23_25">correct</text:span><text:span text:style-name="T23_26"><text:s/></text:span><text:span text:style-name="T23_27">answer</text:span></text:p>
            <text:p text:style-name="P24"/>
            <text:p text:style-name="P25"><text:span text:style-name="T25_1">Write</text:span><text:span text:style-name="T25_2"><text:s/></text:span><text:span text:style-name="T25_3">your</text:span><text:span text:style-name="T25_4"><text:s/></text:span><text:span text:style-name="T25_5">answer</text:span><text:span text:style-name="T25_6"><text:s/></text:span><text:span text:style-name="T25_7">below</text:span></text:p>
          </table:table-cell>
        </table:table-row>
        <table:table-row table:style-name="Row4">
          <table:table-cell table:style-name="Cell4">
            <text:p text:style-name="P26"><text:span text:style-name="T26_1">Answer</text:span></text:p>
          </table:table-cell>
        </table:table-row>
        <table:table-row table:style-name="Row5">
          <table:table-cell table:style-name="Cell5">
            <text:p text:style-name="P27"/>
            <text:p text:style-name="P28"/>
            <text:p text:style-name="P29"/>
          </table:table-cell>
        </table:table-row>
      </table:table>
      <text:p text:style-name="P30"/>
      <text:p text:style-name="P31"/>
      <text:p text:style-name="P32"/>
      <table:table table:style-name="Table3">
        <table:table-column table:style-name="Column3"/>
        <table:table-row table:style-name="Row6">
          <table:table-cell table:style-name="Cell6">
            <text:p text:style-name="P33"><text:span text:style-name="T33_1">Question</text:span><text:span text:style-name="T33_2"><text:s/>2</text:span></text:p>
          </table:table-cell>
        </table:table-row>
        <table:table-row table:style-name="Row7">
          <table:table-cell table:style-name="Cell7">
            <text:p text:style-name="P34"><text:span text:style-name="T34_1">What</text:span><text:span text:style-name="T34_2"><text:s/></text:span><text:span text:style-name="T34_3">does</text:span><text:span text:style-name="T34_4"><text:s/></text:span><text:span text:style-name="T34_5">Make</text:span><text:span text:style-name="T34_6"><text:s/></text:span><text:span text:style-name="T34_7">a</text:span><text:span text:style-name="T34_8"><text:s/></text:span><text:span text:style-name="T34_9">Block</text:span><text:span text:style-name="T34_10"><text:s/></text:span><text:span text:style-name="T34_11">in</text:span><text:span text:style-name="T34_12"><text:s/></text:span><text:span text:style-name="T34_13">the</text:span><text:span text:style-name="T34_14"><text:s/></text:span><text:span text:style-name="T34_15">More</text:span><text:span text:style-name="T34_16"><text:s/></text:span><text:span text:style-name="T34_17">Blocks</text:span><text:span text:style-name="T34_18"><text:s/></text:span><text:span text:style-name="T34_19">Palette</text:span><text:span text:style-name="T34_20"><text:s/></text:span><text:span text:style-name="T34_21">do</text:span><text:span text:style-name="T34_22">?</text:span></text:p>
            <text:p text:style-name="P35"/>
            <text:list text:style-name="LS2" xml:id="list2">
              <text:list-item>
                <text:p text:style-name="P36"><text:span text:style-name="T36_1">Defines</text:span><text:span text:style-name="T36_2"><text:s/></text:span><text:span text:style-name="T36_3">a</text:span><text:span text:style-name="T36_4"><text:s/></text:span><text:span text:style-name="T36_5">new</text:span><text:span text:style-name="T36_6"><text:s/></text:span><text:span text:style-name="T36_7">statement</text:span><text:span text:style-name="T36_8"><text:s/></text:span><text:span text:style-name="T36_9">block</text:span></text:p>
              </text:list-item>
              <text:list-item>
                <text:p text:style-name="P37"><text:span text:style-name="T37_1">Defines</text:span><text:span text:style-name="T37_2"><text:s/></text:span><text:span text:style-name="T37_3">a</text:span><text:span text:style-name="T37_4"><text:s/></text:span><text:span text:style-name="T37_5">new</text:span><text:span text:style-name="T37_6"><text:s/></text:span><text:span text:style-name="T37_7">expression</text:span><text:span text:style-name="T37_8"><text:s/></text:span><text:span text:style-name="T37_9">block</text:span></text:p>
              </text:list-item>
              <text:list-item>
                <text:p text:style-name="P38"><text:span text:style-name="T38_1">Defines</text:span><text:span text:style-name="T38_2"><text:s/></text:span><text:span text:style-name="T38_3">a</text:span><text:span text:style-name="T38_4"><text:s/></text:span><text:span text:style-name="T38_5">new</text:span><text:span text:style-name="T38_6"><text:s/></text:span><text:span text:style-name="T38_7">conditional</text:span><text:span text:style-name="T38_8"><text:s/></text:span><text:span text:style-name="T38_9">block</text:span></text:p>
              </text:list-item>
            </text:list>
            <text:p text:style-name="P39"/>
            <text:p text:style-name="P40"><text:span text:style-name="T40_1">Write</text:span><text:span text:style-name="T40_2"><text:s/>1<text:s/></text:span><text:span text:style-name="T40_3">in</text:span><text:span text:style-name="T40_4"><text:s/></text:span><text:span text:style-name="T40_5">the</text:span><text:span text:style-name="T40_6"><text:s/></text:span><text:span text:style-name="T40_7">answer</text:span><text:span text:style-name="T40_8"><text:s/></text:span><text:span text:style-name="T40_9">box</text:span><text:span text:style-name="T40_10"><text:s/></text:span><text:span text:style-name="T40_11">below</text:span><text:span text:style-name="T40_12"><text:s/></text:span><text:span text:style-name="T40_13">if</text:span><text:span text:style-name="T40_14"><text:s/></text:span><text:span text:style-name="T40_15">you</text:span><text:span text:style-name="T40_16"><text:s/></text:span><text:span text:style-name="T40_17">think</text:span><text:span text:style-name="T40_18"><text:s/></text:span><text:span text:style-name="T40_19">Option</text:span><text:span text:style-name="T40_20"><text:s/>1<text:s/></text:span><text:span text:style-name="T40_21">is</text:span><text:span text:style-name="T40_22"><text:s/></text:span><text:span text:style-name="T40_23">the</text:span><text:span text:style-name="T40_24"><text:s/></text:span><text:span text:style-name="T40_25">correct</text:span><text:span text:style-name="T40_26"><text:s/></text:span><text:span text:style-name="T40_27">answer</text:span></text:p>
            <text:p text:style-name="P41"><text:span text:style-name="T41_1">Write</text:span><text:span text:style-name="T41_2"><text:s/>2<text:s/></text:span><text:span text:style-name="T41_3">in</text:span><text:span text:style-name="T41_4"><text:s/></text:span><text:span text:style-name="T41_5">the</text:span><text:span text:style-name="T41_6"><text:s/></text:span><text:span text:style-name="T41_7">answer</text:span><text:span text:style-name="T41_8"><text:s/></text:span><text:span text:style-name="T41_9">box</text:span><text:span text:style-name="T41_10"><text:s/></text:span><text:span text:style-name="T41_11">below</text:span><text:span text:style-name="T41_12"><text:s/></text:span><text:span text:style-name="T41_13">if</text:span><text:span text:style-name="T41_14"><text:s/></text:span><text:span text:style-name="T41_15">you</text:span><text:span text:style-name="T41_16"><text:s/></text:span><text:span text:style-name="T41_17">think</text:span><text:span text:style-name="T41_18"><text:s/></text:span><text:span text:style-name="T41_19">Option</text:span><text:span text:style-name="T41_20"><text:s/>2<text:s/></text:span><text:span text:style-name="T41_21">is</text:span><text:span text:style-name="T41_22"><text:s/></text:span><text:span text:style-name="T41_23">the</text:span><text:span text:style-name="T41_24"><text:s/></text:span><text:span text:style-name="T41_25">correct</text:span><text:span text:style-name="T41_26"><text:s/></text:span><text:span text:style-name="T41_27">answer</text:span></text:p>
            <text:p text:style-name="P42"><text:span text:style-name="T42_1">Write</text:span><text:span text:style-name="T42_2"><text:s/>3<text:s/></text:span><text:span text:style-name="T42_3">in</text:span><text:span text:style-name="T42_4"><text:s/></text:span><text:span text:style-name="T42_5">the</text:span><text:span text:style-name="T42_6"><text:s/></text:span><text:span text:style-name="T42_7">answer</text:span><text:span text:style-name="T42_8"><text:s/></text:span><text:span text:style-name="T42_9">box</text:span><text:span text:style-name="T42_10"><text:s/></text:span><text:span text:style-name="T42_11">below</text:span><text:span text:style-name="T42_12"><text:s/></text:span><text:span text:style-name="T42_13">if</text:span><text:span text:style-name="T42_14"><text:s/></text:span><text:span text:style-name="T42_15">you</text:span><text:span text:style-name="T42_16"><text:s/></text:span><text:span text:style-name="T42_17">think</text:span><text:span text:style-name="T42_18"><text:s/></text:span><text:span text:style-name="T42_19">Option</text:span><text:span text:style-name="T42_20"><text:s/>3<text:s/></text:span><text:span text:style-name="T42_21">is</text:span><text:span text:style-name="T42_22"><text:s/></text:span><text:span text:style-name="T42_23">the</text:span><text:span text:style-name="T42_24"><text:s/></text:span><text:span text:style-name="T42_25">correct</text:span><text:span text:style-name="T42_26"><text:s/></text:span><text:span text:style-name="T42_27">answer</text:span></text:p>
            <text:p text:style-name="P43"/>
            <text:p text:style-name="P44"><text:span text:style-name="T44_1">Write</text:span><text:span text:style-name="T44_2"><text:s/></text:span><text:span text:style-name="T44_3">your</text:span><text:span text:style-name="T44_4"><text:s/></text:span><text:span text:style-name="T44_5">answer</text:span><text:span text:style-name="T44_6"><text:s/></text:span><text:span text:style-name="T44_7">below</text:span></text:p>
          </table:table-cell>
        </table:table-row>
        <table:table-row table:style-name="Row8">
          <table:table-cell table:style-name="Cell8">
            <text:p text:style-name="P45"><text:span text:style-name="T45_1">Answer</text:span></text:p>
          </table:table-cell>
        </table:table-row>
        <table:table-row table:style-name="Row9">
          <table:table-cell table:style-name="Cell9">
            <text:p text:style-name="P46"/>
            <text:p text:style-name="P47"/>
            <text:p text:style-name="P48"/>
            <text:p text:style-name="P49"/>
            <text:p text:style-name="P50"/>
          </table:table-cell>
        </table:table-row>
      </table:table>
      <text:p text:style-name="P51"/>
      <text:p text:style-name="P52"/>
      <text:p text:style-name="P53"/>
      <text:p text:style-name="P54"/>
      <table:table table:style-name="Table4">
        <table:table-column table:style-name="Column4"/>
        <table:table-row table:style-name="Row10">
          <table:table-cell table:style-name="Cell10">
            <text:p text:style-name="P55"><text:span text:style-name="T55_1">Question</text:span><text:span text:style-name="T55_2"><text:s/>3</text:span></text:p>
          </table:table-cell>
        </table:table-row>
        <table:table-row table:style-name="Row11">
          <table:table-cell table:style-name="Cell11">
            <text:p text:style-name="P56"><text:span text:style-name="T56_1">Which</text:span><text:span text:style-name="T56_2"><text:s/></text:span><text:span text:style-name="T56_3">of</text:span><text:span text:style-name="T56_4"><text:s/></text:span><text:span text:style-name="T56_5">the</text:span><text:span text:style-name="T56_6"><text:s/></text:span><text:span text:style-name="T56_7">following</text:span><text:span text:style-name="T56_8"><text:s/></text:span><text:span text:style-name="T56_9">is</text:span><text:span text:style-name="T56_10"><text:s/></text:span><text:span text:style-name="T56_11">not</text:span><text:span text:style-name="T56_12"><text:s/></text:span><text:span text:style-name="T56_13">true</text:span><text:span text:style-name="T56_14"><text:s/></text:span><text:span text:style-name="T56_15">of</text:span><text:span text:style-name="T56_16"><text:s/></text:span><text:span text:style-name="T56_17">blocks</text:span><text:span text:style-name="T56_18"><text:s/></text:span><text:span text:style-name="T56_19">created</text:span><text:span text:style-name="T56_20"><text:s/></text:span><text:span text:style-name="T56_21">using</text:span><text:span text:style-name="T56_22"><text:s/></text:span><text:span text:style-name="T56_23">Make</text:span><text:span text:style-name="T56_24"><text:s/></text:span><text:span text:style-name="T56_25">a</text:span><text:span text:style-name="T56_26"><text:s/></text:span><text:span text:style-name="T56_27">Block</text:span><text:span text:style-name="T56_28"><text:s/></text:span><text:span text:style-name="T56_29">from</text:span><text:span text:style-name="T56_30"><text:s/></text:span><text:span text:style-name="T56_31">the</text:span><text:span text:style-name="T56_32"><text:s/></text:span><text:span text:style-name="T56_33">More</text:span><text:span text:style-name="T56_34"><text:s/></text:span><text:span text:style-name="T56_35">Blocks</text:span><text:span text:style-name="T56_36"><text:s/></text:span><text:span text:style-name="T56_37">Palette</text:span></text:p>
            <text:p text:style-name="P57"/>
            <text:list text:style-name="LS3" xml:id="list5">
              <text:list-item>
                <text:p text:style-name="P58"><text:span text:style-name="T58_1">The</text:span><text:span text:style-name="T58_2"><text:s/></text:span><text:span text:style-name="T58_3">block</text:span><text:span text:style-name="T58_4"><text:s/></text:span><text:span text:style-name="T58_5">can</text:span><text:span text:style-name="T58_6"><text:s/></text:span><text:span text:style-name="T58_7">accept</text:span><text:span text:style-name="T58_8"><text:s/></text:span><text:span text:style-name="T58_9">inputs</text:span></text:p>
              </text:list-item>
              <text:list-item>
                <text:p text:style-name="P59"><text:span text:style-name="T59_1">The</text:span><text:span text:style-name="T59_2"><text:s/></text:span><text:span text:style-name="T59_3">block</text:span><text:span text:style-name="T59_4"><text:s/></text:span><text:span text:style-name="T59_5">can</text:span><text:span text:style-name="T59_6"><text:s/></text:span><text:span text:style-name="T59_7">return</text:span><text:span text:style-name="T59_8"><text:s/></text:span><text:span text:style-name="T59_9">a</text:span><text:span text:style-name="T59_10"><text:s/></text:span><text:span text:style-name="T59_11">value</text:span></text:p>
              </text:list-item>
              <text:list-item>
                <text:p text:style-name="P60"><text:span text:style-name="T60_1">The</text:span><text:span text:style-name="T60_2"><text:s/></text:span><text:span text:style-name="T60_3">block</text:span><text:span text:style-name="T60_4"><text:s/></text:span><text:span text:style-name="T60_5">can</text:span><text:span text:style-name="T60_6"><text:s/></text:span><text:span text:style-name="T60_7">execute</text:span><text:span text:style-name="T60_8"><text:s/></text:span><text:span text:style-name="T60_9">other</text:span><text:span text:style-name="T60_10"><text:s/></text:span><text:span text:style-name="T60_11">blocks</text:span></text:p>
              </text:list-item>
              <text:list-item>
                <text:p text:style-name="P61"><text:span text:style-name="T61_1">The</text:span><text:span text:style-name="T61_2"><text:s/></text:span><text:span text:style-name="T61_3">block</text:span><text:span text:style-name="T61_4"><text:s/></text:span><text:span text:style-name="T61_5">can</text:span><text:span text:style-name="T61_6"><text:s/></text:span><text:span text:style-name="T61_7">broadcast</text:span><text:span text:style-name="T61_8"><text:s/></text:span><text:span text:style-name="T61_9">messages</text:span></text:p>
              </text:list-item>
              <text:list-item>
                <text:p text:style-name="P62"><text:span text:style-name="T62_1">The</text:span><text:span text:style-name="T62_2"><text:s/></text:span><text:span text:style-name="T62_3">block</text:span><text:span text:style-name="T62_4"><text:s/></text:span><text:span text:style-name="T62_5">is</text:span><text:span text:style-name="T62_6"><text:s/></text:span><text:span text:style-name="T62_7">defined</text:span><text:span text:style-name="T62_8"><text:s/></text:span><text:span text:style-name="T62_9">for</text:span><text:span text:style-name="T62_10"><text:s/></text:span><text:span text:style-name="T62_11">a</text:span><text:span text:style-name="T62_12"><text:s/></text:span><text:span text:style-name="T62_13">Sprite</text:span></text:p>
              </text:list-item>
            </text:list>
            <text:p text:style-name="P63"/>
            <text:p text:style-name="P64"><text:span text:style-name="T64_1">Write</text:span><text:span text:style-name="T64_2"><text:s/>1<text:s/></text:span><text:span text:style-name="T64_3">in</text:span><text:span text:style-name="T64_4"><text:s/></text:span><text:span text:style-name="T64_5">the</text:span><text:span text:style-name="T64_6"><text:s/></text:span><text:span text:style-name="T64_7">answer</text:span><text:span text:style-name="T64_8"><text:s/></text:span><text:span text:style-name="T64_9">box</text:span><text:span text:style-name="T64_10"><text:s/></text:span><text:span text:style-name="T64_11">below</text:span><text:span text:style-name="T64_12"><text:s/></text:span><text:span text:style-name="T64_13">if</text:span><text:span text:style-name="T64_14"><text:s/></text:span><text:span text:style-name="T64_15">you</text:span><text:span text:style-name="T64_16"><text:s/></text:span><text:span text:style-name="T64_17">think</text:span><text:span text:style-name="T64_18"><text:s/></text:span><text:span text:style-name="T64_19">Option</text:span><text:span text:style-name="T64_20"><text:s/>1<text:s/></text:span><text:span text:style-name="T64_21">is</text:span><text:span text:style-name="T64_22"><text:s/></text:span><text:span text:style-name="T64_23">the</text:span><text:span text:style-name="T64_24"><text:s/></text:span><text:span text:style-name="T64_25">correct</text:span><text:span text:style-name="T64_26"><text:s/></text:span><text:span text:style-name="T64_27">answer</text:span></text:p>
            <text:p text:style-name="P65"><text:span text:style-name="T65_1">Write</text:span><text:span text:style-name="T65_2"><text:s/>2<text:s/></text:span><text:span text:style-name="T65_3">in</text:span><text:span text:style-name="T65_4"><text:s/></text:span><text:span text:style-name="T65_5">the</text:span><text:span text:style-name="T65_6"><text:s/></text:span><text:span text:style-name="T65_7">answer</text:span><text:span text:style-name="T65_8"><text:s/></text:span><text:span text:style-name="T65_9">box</text:span><text:span text:style-name="T65_10"><text:s/></text:span><text:span text:style-name="T65_11">below</text:span><text:span text:style-name="T65_12"><text:s/></text:span><text:span text:style-name="T65_13">if</text:span><text:span text:style-name="T65_14"><text:s/></text:span><text:span text:style-name="T65_15">you</text:span><text:span text:style-name="T65_16"><text:s/></text:span><text:span text:style-name="T65_17">think</text:span><text:span text:style-name="T65_18"><text:s/></text:span><text:span text:style-name="T65_19">Option</text:span><text:span text:style-name="T65_20"><text:s/>2<text:s/></text:span><text:span text:style-name="T65_21">is</text:span><text:span text:style-name="T65_22"><text:s/></text:span><text:span text:style-name="T65_23">the</text:span><text:span text:style-name="T65_24"><text:s/></text:span><text:span text:style-name="T65_25">correct</text:span><text:span text:style-name="T65_26"><text:s/></text:span><text:span text:style-name="T65_27">answer</text:span></text:p>
            <text:p text:style-name="P66"><text:span text:style-name="T66_1">Write</text:span><text:span text:style-name="T66_2"><text:s/>3<text:s/></text:span><text:span text:style-name="T66_3">in</text:span><text:span text:style-name="T66_4"><text:s/></text:span><text:span text:style-name="T66_5">the</text:span><text:span text:style-name="T66_6"><text:s/></text:span><text:span text:style-name="T66_7">answer</text:span><text:span text:style-name="T66_8"><text:s/></text:span><text:span text:style-name="T66_9">box</text:span><text:span text:style-name="T66_10"><text:s/></text:span><text:span text:style-name="T66_11">below</text:span><text:span text:style-name="T66_12"><text:s/></text:span><text:span text:style-name="T66_13">if</text:span><text:span text:style-name="T66_14"><text:s/></text:span><text:span text:style-name="T66_15">you</text:span><text:span text:style-name="T66_16"><text:s/></text:span><text:span text:style-name="T66_17">think</text:span><text:span text:style-name="T66_18"><text:s/></text:span><text:span text:style-name="T66_19">Option</text:span><text:span text:style-name="T66_20"><text:s/>3<text:s/></text:span><text:span text:style-name="T66_21">is</text:span><text:span text:style-name="T66_22"><text:s/></text:span><text:span text:style-name="T66_23">the</text:span><text:span text:style-name="T66_24"><text:s/></text:span><text:span text:style-name="T66_25">correct</text:span><text:span text:style-name="T66_26"><text:s/></text:span><text:span text:style-name="T66_27">answer</text:span></text:p>
            <text:p text:style-name="P67"><text:span text:style-name="T67_1">Write</text:span><text:span text:style-name="T67_2"><text:s/>4<text:s/></text:span><text:span text:style-name="T67_3">in</text:span><text:span text:style-name="T67_4"><text:s/></text:span><text:span text:style-name="T67_5">the</text:span><text:span text:style-name="T67_6"><text:s/></text:span><text:span text:style-name="T67_7">answer</text:span><text:span text:style-name="T67_8"><text:s/></text:span><text:span text:style-name="T67_9">box</text:span><text:span text:style-name="T67_10"><text:s/></text:span><text:span text:style-name="T67_11">below</text:span><text:span text:style-name="T67_12"><text:s/></text:span><text:span text:style-name="T67_13">if</text:span><text:span text:style-name="T67_14"><text:s/></text:span><text:span text:style-name="T67_15">you</text:span><text:span text:style-name="T67_16"><text:s/></text:span><text:span text:style-name="T67_17">think</text:span><text:span text:style-name="T67_18"><text:s/></text:span><text:span text:style-name="T67_19">Option</text:span><text:span text:style-name="T67_20"><text:s/>4<text:s/></text:span><text:span text:style-name="T67_21">is</text:span><text:span text:style-name="T67_22"><text:s/></text:span><text:span text:style-name="T67_23">the</text:span><text:span text:style-name="T67_24"><text:s/></text:span><text:span text:style-name="T67_25">correct</text:span><text:span text:style-name="T67_26"><text:s/></text:span><text:span text:style-name="T67_27">answer</text:span></text:p>
            <text:p text:style-name="P68"><text:span text:style-name="T68_1">Write</text:span><text:span text:style-name="T68_2"><text:s/>5<text:s/></text:span><text:span text:style-name="T68_3">in</text:span><text:span text:style-name="T68_4"><text:s/></text:span><text:span text:style-name="T68_5">the</text:span><text:span text:style-name="T68_6"><text:s/></text:span><text:span text:style-name="T68_7">answer</text:span><text:span text:style-name="T68_8"><text:s/></text:span><text:span text:style-name="T68_9">box</text:span><text:span text:style-name="T68_10"><text:s/></text:span><text:span text:style-name="T68_11">below</text:span><text:span text:style-name="T68_12"><text:s/></text:span><text:span text:style-name="T68_13">if</text:span><text:span text:style-name="T68_14"><text:s/></text:span><text:span text:style-name="T68_15">you</text:span><text:span text:style-name="T68_16"><text:s/></text:span><text:span text:style-name="T68_17">think</text:span><text:span text:style-name="T68_18"><text:s/></text:span><text:span text:style-name="T68_19">Option</text:span><text:span text:style-name="T68_20"><text:s/>5<text:s/></text:span><text:span text:style-name="T68_21">is</text:span><text:span text:style-name="T68_22"><text:s/></text:span><text:span text:style-name="T68_23">the</text:span><text:span text:style-name="T68_24"><text:s/></text:span><text:span text:style-name="T68_25">correct</text:span><text:span text:style-name="T68_26"><text:s/></text:span><text:span text:style-name="T68_27">answer</text:span></text:p>
            <text:p text:style-name="P69"/>
            <text:p text:style-name="P70"><text:span text:style-name="T70_1">Write</text:span><text:span text:style-name="T70_2"><text:s/></text:span><text:span text:style-name="T70_3">your</text:span><text:span text:style-name="T70_4"><text:s/></text:span><text:span text:style-name="T70_5">answer</text:span><text:span text:style-name="T70_6"><text:s/></text:span><text:span text:style-name="T70_7">below</text:span></text:p>
            <text:p text:style-name="P71"/>
          </table:table-cell>
        </table:table-row>
        <table:table-row table:style-name="Row12">
          <table:table-cell table:style-name="Cell12">
            <text:p text:style-name="P72"><text:span text:style-name="T72_1">Answer</text:span></text:p>
          </table:table-cell>
        </table:table-row>
        <table:table-row table:style-name="Row13">
          <table:table-cell table:style-name="Cell13">
            <text:p text:style-name="P73"/>
            <text:p text:style-name="P74"/>
            <text:p text:style-name="P75"/>
            <text:p text:style-name="P76"/>
            <text:p text:style-name="P77"/>
          </table:table-cell>
        </table:table-row>
      </table:table>
      <text:p text:style-name="P78"/>
      <text:p text:style-name="P79"/>
      <table:table table:style-name="Table5">
        <table:table-column table:style-name="Column5"/>
        <table:table-row table:style-name="Row14">
          <table:table-cell table:style-name="Cell14">
            <text:p text:style-name="P80"><text:span text:style-name="T80_1">Question</text:span><text:span text:style-name="T80_2"><text:s/>4</text:span></text:p>
          </table:table-cell>
        </table:table-row>
        <table:table-row table:style-name="Row15">
          <table:table-cell table:style-name="Cell15">
            <text:p text:style-name="P81"><text:span text:style-name="T81_1">A</text:span><text:span text:style-name="T81_2"><text:s/></text:span><text:span text:style-name="T81_3">Sprite</text:span><text:span text:style-name="T81_4"><text:s/></text:span><text:span text:style-name="T81_5">has</text:span><text:span text:style-name="T81_6"><text:s/>2<text:s/></text:span><text:span text:style-name="T81_7">new</text:span><text:span text:style-name="T81_8"><text:s/></text:span><text:span text:style-name="T81_9">blocks</text:span><text:span text:style-name="T81_10"><text:s/></text:span><text:span text:style-name="T81_11">BLOCK</text:span><text:span text:style-name="T81_12">_1<text:s/></text:span><text:span text:style-name="T81_13">and</text:span><text:span text:style-name="T81_14"><text:s/></text:span><text:span text:style-name="T81_15">BLOCK</text:span><text:span text:style-name="T81_16">_2</text:span></text:p>
            <text:p text:style-name="P82"/>
            <text:p text:style-name="P83"><text:span text:style-name="T83_1">Which</text:span><text:span text:style-name="T83_2"><text:s/></text:span><text:span text:style-name="T83_3">of</text:span><text:span text:style-name="T83_4"><text:s/></text:span><text:span text:style-name="T83_5">the</text:span><text:span text:style-name="T83_6"><text:s/></text:span><text:span text:style-name="T83_7">following</text:span><text:span text:style-name="T83_8"><text:s/></text:span><text:span text:style-name="T83_9">is</text:span><text:span text:style-name="T83_10"><text:s/></text:span><text:span text:style-name="T83_11">True</text:span></text:p>
            <text:p text:style-name="P84"/>
            <text:list text:style-name="LS4" xml:id="list10">
              <text:list-item>
                <text:p text:style-name="P85"><text:span text:style-name="T85_1">BLOCK</text:span><text:span text:style-name="T85_2">_1<text:s/></text:span><text:span text:style-name="T85_3">cannot</text:span><text:span text:style-name="T85_4"><text:s/></text:span><text:span text:style-name="T85_5">call</text:span><text:span text:style-name="T85_6"><text:s/></text:span><text:span text:style-name="T85_7">BLOCK</text:span><text:span text:style-name="T85_8">_2</text:span></text:p>
              </text:list-item>
              <text:list-item>
                <text:p text:style-name="P86"><text:span text:style-name="T86_1">BLOCK</text:span><text:span text:style-name="T86_2">_2<text:s/></text:span><text:span text:style-name="T86_3">cannot</text:span><text:span text:style-name="T86_4"><text:s/></text:span><text:span text:style-name="T86_5">call</text:span><text:span text:style-name="T86_6"><text:s/></text:span><text:span text:style-name="T86_7">BLOCK</text:span><text:span text:style-name="T86_8">_1</text:span></text:p>
              </text:list-item>
              <text:list-item>
                <text:p text:style-name="P87"><text:span text:style-name="T87_1">Both</text:span><text:span text:style-name="T87_2"><text:s/></text:span><text:span text:style-name="T87_3">blocks</text:span><text:span text:style-name="T87_4"><text:s/></text:span><text:span text:style-name="T87_5">BLOCK</text:span><text:span text:style-name="T87_6">_1<text:s/></text:span><text:span text:style-name="T87_7">and</text:span><text:span text:style-name="T87_8"><text:s/></text:span><text:span text:style-name="T87_9">BLOCK</text:span><text:span text:style-name="T87_10">_2<text:s/></text:span><text:span text:style-name="T87_11">can</text:span><text:span text:style-name="T87_12"><text:s/></text:span><text:span text:style-name="T87_13">call</text:span><text:span text:style-name="T87_14"><text:s/></text:span><text:span text:style-name="T87_15">each</text:span><text:span text:style-name="T87_16"><text:s/></text:span><text:span text:style-name="T87_17">other</text:span></text:p>
              </text:list-item>
              <text:list-item>
                <text:p text:style-name="P88"><text:span text:style-name="T88_1">New</text:span><text:span text:style-name="T88_2"><text:s/></text:span><text:span text:style-name="T88_3">Blocks</text:span><text:span text:style-name="T88_4"><text:s/></text:span><text:span text:style-name="T88_5">cannot</text:span><text:span text:style-name="T88_6"><text:s/></text:span><text:span text:style-name="T88_7">call</text:span><text:span text:style-name="T88_8"><text:s/></text:span><text:span text:style-name="T88_9">each</text:span><text:span text:style-name="T88_10"><text:s/></text:span><text:span text:style-name="T88_11">other</text:span></text:p>
              </text:list-item>
            </text:list>
            <text:p text:style-name="P89"/>
            <text:p text:style-name="P90"><text:span text:style-name="T90_1">Write</text:span><text:span text:style-name="T90_2"><text:s/>1<text:s/></text:span><text:span text:style-name="T90_3">in</text:span><text:span text:style-name="T90_4"><text:s/></text:span><text:span text:style-name="T90_5">the</text:span><text:span text:style-name="T90_6"><text:s/></text:span><text:span text:style-name="T90_7">answer</text:span><text:span text:style-name="T90_8"><text:s/></text:span><text:span text:style-name="T90_9">box</text:span><text:span text:style-name="T90_10"><text:s/></text:span><text:span text:style-name="T90_11">below</text:span><text:span text:style-name="T90_12"><text:s/></text:span><text:span text:style-name="T90_13">if</text:span><text:span text:style-name="T90_14"><text:s/></text:span><text:span text:style-name="T90_15">you</text:span><text:span text:style-name="T90_16"><text:s/></text:span><text:span text:style-name="T90_17">think</text:span><text:span text:style-name="T90_18"><text:s/></text:span><text:span text:style-name="T90_19">Option</text:span><text:span text:style-name="T90_20"><text:s/>1<text:s/></text:span><text:span text:style-name="T90_21">is</text:span><text:span text:style-name="T90_22"><text:s/></text:span><text:span text:style-name="T90_23">the</text:span><text:span text:style-name="T90_24"><text:s/></text:span><text:span text:style-name="T90_25">correct</text:span><text:span text:style-name="T90_26"><text:s/></text:span><text:span text:style-name="T90_27">answer</text:span></text:p>
            <text:p text:style-name="P91"><text:span text:style-name="T91_1">Write</text:span><text:span text:style-name="T91_2"><text:s/>2<text:s/></text:span><text:span text:style-name="T91_3">in</text:span><text:span text:style-name="T91_4"><text:s/></text:span><text:span text:style-name="T91_5">the</text:span><text:span text:style-name="T91_6"><text:s/></text:span><text:span text:style-name="T91_7">answer</text:span><text:span text:style-name="T91_8"><text:s/></text:span><text:span text:style-name="T91_9">box</text:span><text:span text:style-name="T91_10"><text:s/></text:span><text:span text:style-name="T91_11">below</text:span><text:span text:style-name="T91_12"><text:s/></text:span><text:span text:style-name="T91_13">if</text:span><text:span text:style-name="T91_14"><text:s/></text:span><text:span text:style-name="T91_15">you</text:span><text:span text:style-name="T91_16"><text:s/></text:span><text:span text:style-name="T91_17">think</text:span><text:span text:style-name="T91_18"><text:s/></text:span><text:span text:style-name="T91_19">Option</text:span><text:span text:style-name="T91_20"><text:s/>2<text:s/></text:span><text:span text:style-name="T91_21">is</text:span><text:span text:style-name="T91_22"><text:s/></text:span><text:span text:style-name="T91_23">the</text:span><text:span text:style-name="T91_24"><text:s/></text:span><text:span text:style-name="T91_25">correct</text:span><text:span text:style-name="T91_26"><text:s/></text:span><text:span text:style-name="T91_27">answer</text:span></text:p>
            <text:p text:style-name="P92"><text:span text:style-name="T92_1">Write</text:span><text:span text:style-name="T92_2"><text:s/>3<text:s/></text:span><text:span text:style-name="T92_3">in</text:span><text:span text:style-name="T92_4"><text:s/></text:span><text:span text:style-name="T92_5">the</text:span><text:span text:style-name="T92_6"><text:s/></text:span><text:span text:style-name="T92_7">answer</text:span><text:span text:style-name="T92_8"><text:s/></text:span><text:span text:style-name="T92_9">box</text:span><text:span text:style-name="T92_10"><text:s/></text:span><text:span text:style-name="T92_11">below</text:span><text:span text:style-name="T92_12"><text:s/></text:span><text:span text:style-name="T92_13">if</text:span><text:span text:style-name="T92_14"><text:s/></text:span><text:span text:style-name="T92_15">you</text:span><text:span text:style-name="T92_16"><text:s/></text:span><text:span text:style-name="T92_17">think</text:span><text:span text:style-name="T92_18"><text:s/></text:span><text:span text:style-name="T92_19">Option</text:span><text:span text:style-name="T92_20"><text:s/>3<text:s/></text:span><text:span text:style-name="T92_21">is</text:span><text:span text:style-name="T92_22"><text:s/></text:span><text:span text:style-name="T92_23">the</text:span><text:span text:style-name="T92_24"><text:s/></text:span><text:span text:style-name="T92_25">correct</text:span><text:span text:style-name="T92_26"><text:s/></text:span><text:span text:style-name="T92_27">answer</text:span></text:p>
            <text:p text:style-name="P93"><text:span text:style-name="T93_1">Write</text:span><text:span text:style-name="T93_2"><text:s/>4<text:s/></text:span><text:span text:style-name="T93_3">in</text:span><text:span text:style-name="T93_4"><text:s/></text:span><text:span text:style-name="T93_5">the</text:span><text:span text:style-name="T93_6"><text:s/></text:span><text:span text:style-name="T93_7">answer</text:span><text:span text:style-name="T93_8"><text:s/></text:span><text:span text:style-name="T93_9">box</text:span><text:span text:style-name="T93_10"><text:s/></text:span><text:span text:style-name="T93_11">below</text:span><text:span text:style-name="T93_12"><text:s/></text:span><text:span text:style-name="T93_13">if</text:span><text:span text:style-name="T93_14"><text:s/></text:span><text:span text:style-name="T93_15">you</text:span><text:span text:style-name="T93_16"><text:s/></text:span><text:span text:style-name="T93_17">think</text:span><text:span text:style-name="T93_18"><text:s/></text:span><text:span text:style-name="T93_19">Option</text:span><text:span text:style-name="T93_20"><text:s/>4<text:s/></text:span><text:span text:style-name="T93_21">is</text:span><text:span text:style-name="T93_22"><text:s/></text:span><text:span text:style-name="T93_23">the</text:span><text:span text:style-name="T93_24"><text:s/></text:span><text:span text:style-name="T93_25">correct</text:span><text:span text:style-name="T93_26"><text:s/></text:span><text:span text:style-name="T93_27">answer</text:span></text:p>
            <text:p text:style-name="P94"/>
            <text:p text:style-name="P95"><text:span text:style-name="T95_1">Write</text:span><text:span text:style-name="T95_2"><text:s/></text:span><text:span text:style-name="T95_3">your</text:span><text:span text:style-name="T95_4"><text:s/></text:span><text:span text:style-name="T95_5">answer</text:span><text:span text:style-name="T95_6"><text:s/></text:span><text:span text:style-name="T95_7">below</text:span></text:p>
          </table:table-cell>
        </table:table-row>
        <table:table-row table:style-name="Row16">
          <table:table-cell table:style-name="Cell16">
            <text:p text:style-name="P96"><text:span text:style-name="T96_1">Answer</text:span></text:p>
          </table:table-cell>
        </table:table-row>
        <table:table-row table:style-name="Row17">
          <table:table-cell table:style-name="Cell17">
            <text:p text:style-name="P97"/>
            <text:p text:style-name="P98"/>
            <text:p text:style-name="P99"/>
          </table:table-cell>
        </table:table-row>
      </table:table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